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5PDroidSans" svg:font-family="H5PDroid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T1" style:family="text">
      <style:text-properties fo:font-variant="normal" fo:text-transform="none" fo:color="#00c1f1" style:font-name="H5PDroidSans" fo:font-size="12pt" fo:letter-spacing="normal" fo:font-style="normal"/>
    </style:style>
    <style:style style:name="T2" style:family="text">
      <style:text-properties fo:font-variant="normal" fo:text-transform="none" style:font-name="H5PDroidSans" fo:font-size="12pt" fo:letter-spacing="normal" fo:font-style="normal"/>
    </style:style>
    <style:style style:name="T3" style:family="text">
      <style:text-properties fo:font-variant="normal" fo:text-transform="none" fo:color="#000000" style:font-name="H5PDroidSans" fo:font-size="12pt" fo:letter-spacing="normal" fo:font-style="normal"/>
    </style:style>
    <style:style style:name="T4" style:family="text">
      <style:text-properties fo:font-weight="bold" style:font-weight-asian="bold" style:font-weight-complex="bold"/>
    </style:style>
    <style:style style:name="T5" style:family="text">
      <style:text-properties fo: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Strong_20_Emphasis"><text:span text:style-name="T3">What Is UPX Easy GUI?</text:span></text:span><text:span text:style-name="T5"> </text:span></text:p>
      <text:p text:style-name="P1">UPX Easy GUI ist eine grafische Benutzeroberfläche, die Dateigrößen durch Komprimierung und</text:p>
      <text:p text:style-name="P1">Dekomprimieren Sie sie mit UPX. UPX Easy GUI ermöglicht die einfache Komprimierung/Dekomprimierung von Programmen, DLLs usw. Darüber hinaus können Benutzer ein ganzes Verzeichnis scannen, um erkannte PE-Dateien automatisch zu komprimieren oder zu dekomprimieren, und sie können die Suche auch nach Dateierweiterung filtern. Darüber hinaus zeigt das Tool Details zur hochgeladenen Datei an, wie z. B. das Komprimierungsverhältnis und UPX-Parameter.</text:p>
      <text:p text:style-name="P1"/>
      <text:p text:style-name="P1"><text:span text:style-name="Strong_20_Emphasis"><text:span text:style-name="T3">UPX Easy GUI's Main Features</text:span></text:span><text:span text:style-name="T5"> </text:span></text:p>
      <text:p text:style-name="P1"><text:span text:style-name="T4">User-friendly:</text:span> <text:s/>Benutzer können Dateien komprimieren oder dekomprimieren, indem sie sie per Drag &amp; Drop in die Kontextmenüs von Windows Explorer ziehen.</text:p>
      <text:p text:style-name="P1"/>
      <text:p text:style-name="P1"><text:span text:style-name="T4">Examine folders: </text:span>Benutzer können Verzeichnisse und Unterverzeichnisse nach ausführbaren Dateien durchsuchen und diese mit UPX komprimieren.</text:p>
      <text:p text:style-name="P1"/>
      <text:p text:style-name="P2">How Does UPX Easy GUI Relate to Cybersecurity?</text:p>
      <text:p text:style-name="P1">Gelegentlich komprimieren Hacker Dateien, da durch die Komprimierung die Dateigröße verringert wird, weniger Speicherplatz benötigt wird und die Datei einfacher über mehrere Plattformen übertragen werden kann. Durch die Komprimierung von Dateien ist es auch einfacher, bösartige Inhalte in einer Datei zu verbergen, und es wird für Cyber-Analysten schwieriger, die Datei als bösartig zu erkennen. Wenn beispielsweise eine Datei komprimiert wird, ändert sich ihr Hash-Wert. Wenn der Analyst eine Suche auf VirusTotal mit dem Hash-Wert der Datei durchführt, zeigen weniger oder keine Ergebnisse an, dass die Datei bösartige Inhalte enthä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5PDroidSans" svg:font-family="H5PDroid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11cm" fo:margin-bottom="1.177cm" fo:margin-left="0.9cm" fo:margin-right="0.99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M54S</meta:editing-duration>
    <meta:editing-cycles>4</meta:editing-cycles>
    <meta:generator>OpenOffice/4.1.14$Win32 OpenOffice.org_project/4114m1$Build-9811</meta:generator>
    <dc:date>2024-01-09T10:49:34.54</dc:date>
    <dc:creator>kaos sevdalisi</dc:creator>
    <meta:document-statistic meta:table-count="0" meta:image-count="0" meta:object-count="0" meta:page-count="1" meta:paragraph-count="8" meta:word-count="215" meta:character-count="1564"/>
    <meta:user-defined meta:name="Info 1"/>
    <meta:user-defined meta:name="Info 2"/>
    <meta:user-defined meta:name="Info 3"/>
    <meta:user-defined meta:name="Info 4"/>
  </office:meta>
</office:document-meta>
</file>